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dex.htm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データベース内にある映画を一覧で表示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クリックしたら各映画のページに飛ぶ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映画名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指定した映画に関する</text:span>表を表示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選択ボタン</text:p>
          </table:table-cell>
          <table:table-cell table:style-name="ce1" office:value-type="string" calcext:value-type="string">
            <text:p>日付</text:p>
          </table:table-cell>
          <table:table-cell table:style-name="ce1" office:value-type="string" calcext:value-type="string">
            <text:p>時間</text:p>
          </table:table-cell>
          <table:table-cell table:style-name="ce1" office:value-type="string" calcext:value-type="string">
            <text:p>空席数</text:p>
          </table:table-cell>
        </table:table-row>
        <table:table-row table:style-name="ro1">
          <table:table-cell office:value-type="string" calcext:value-type="string">
            <text:p>ボタンを押したら席選択画面に飛ぶ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at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指定した映画の座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ボタンを押したらチケット発行画面に映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開いてる席のみボタンを表示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6:09:40.604000000</meta:creation-date>
    <meta:generator>LibreOffice/6.4.4.2$Windows_X86_64 LibreOffice_project/3d775be2011f3886db32dfd395a6a6d1ca2630ff</meta:generator>
    <dc:date>2020-08-24T16:28:22.011000000</dc:date>
    <meta:editing-duration>PT18M40S</meta:editing-duration>
    <meta:editing-cycles>3</meta:editing-cycles>
    <meta:document-statistic meta:table-count="1" meta:cell-count="14" meta:object-count="0"/>
  </office:meta>
</office:document-meta>
</file>